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language="el" fo:country="GR" officeooo:rsid="0011e690" officeooo:paragraph-rsid="0011e690"/>
    </style:style>
    <style:style style:name="P2" style:family="paragraph" style:parent-style-name="Subtitle">
      <style:paragraph-properties fo:text-align="start" style:justify-single-word="false"/>
      <style:text-properties fo:language="el" fo:country="GR" officeooo:rsid="0011e690" officeooo:paragraph-rsid="00156735"/>
    </style:style>
    <style:style style:name="P3" style:family="paragraph" style:parent-style-name="Subtitle">
      <style:paragraph-properties fo:text-align="start" style:justify-single-word="false"/>
      <style:text-properties fo:language="el" fo:country="GR" officeooo:rsid="0011e690" officeooo:paragraph-rsid="001622bc"/>
    </style:style>
    <style:style style:name="P4" style:family="paragraph" style:parent-style-name="Text_20_body">
      <style:paragraph-properties fo:text-align="start" style:justify-single-word="false"/>
      <style:text-properties fo:language="el" fo:country="GR" officeooo:rsid="001d4655" officeooo:paragraph-rsid="001d4655"/>
    </style:style>
    <style:style style:name="P5" style:family="paragraph" style:parent-style-name="Text_20_body">
      <style:paragraph-properties fo:text-align="start" style:justify-single-word="false"/>
      <style:text-properties fo:language="el" fo:country="GR" officeooo:rsid="001d4655" officeooo:paragraph-rsid="001ed407"/>
    </style:style>
    <style:style style:name="P6" style:family="paragraph" style:parent-style-name="Text_20_body">
      <style:paragraph-properties fo:text-align="start" style:justify-single-word="false"/>
      <style:text-properties fo:language="el" fo:country="GR" officeooo:rsid="001d4655" officeooo:paragraph-rsid="001ff44c"/>
    </style:style>
    <style:style style:name="P7" style:family="paragraph" style:parent-style-name="Text_20_body">
      <style:paragraph-properties fo:text-align="start" style:justify-single-word="false"/>
      <style:text-properties fo:language="el" fo:country="GR" officeooo:rsid="001d4655" officeooo:paragraph-rsid="00225e7d"/>
    </style:style>
    <style:style style:name="P8" style:family="paragraph" style:parent-style-name="Text_20_body">
      <style:paragraph-properties fo:text-align="start" style:justify-single-word="false"/>
      <style:text-properties fo:language="el" fo:country="GR" officeooo:rsid="001df9b9" officeooo:paragraph-rsid="001df9b9"/>
    </style:style>
    <style:style style:name="P9" style:family="paragraph" style:parent-style-name="Text_20_body">
      <style:paragraph-properties fo:text-align="start" style:justify-single-word="false"/>
      <style:text-properties fo:language="el" fo:country="GR" officeooo:rsid="00213cd2" officeooo:paragraph-rsid="00213cd2"/>
    </style:style>
    <style:style style:name="P10" style:family="paragraph" style:parent-style-name="Text_20_body">
      <style:paragraph-properties fo:text-align="start" style:justify-single-word="false"/>
      <style:text-properties fo:language="el" fo:country="GR" officeooo:rsid="00213cd2" officeooo:paragraph-rsid="00225e7d"/>
    </style:style>
    <style:style style:name="P11" style:family="paragraph" style:parent-style-name="Text_20_body">
      <style:paragraph-properties fo:text-align="start" style:justify-single-word="false"/>
      <style:text-properties fo:language="el" fo:country="GR" officeooo:rsid="00225e7d" officeooo:paragraph-rsid="00225e7d"/>
    </style:style>
    <style:style style:name="P12" style:family="paragraph" style:parent-style-name="Text_20_body">
      <style:text-properties officeooo:rsid="00156735" officeooo:paragraph-rsid="0019721b"/>
    </style:style>
    <style:style style:name="P13" style:family="paragraph" style:parent-style-name="Text_20_body">
      <style:paragraph-properties fo:text-align="start" style:justify-single-word="false"/>
      <style:text-properties officeooo:rsid="00156735" officeooo:paragraph-rsid="0019721b"/>
    </style:style>
    <style:style style:name="P14" style:family="paragraph" style:parent-style-name="Text_20_body">
      <style:paragraph-properties fo:text-align="start" style:justify-single-word="false"/>
      <style:text-properties officeooo:rsid="00156735" officeooo:paragraph-rsid="001a9fda"/>
    </style:style>
    <style:style style:name="P15" style:family="paragraph" style:parent-style-name="Text_20_body">
      <style:text-properties officeooo:rsid="00156735" officeooo:paragraph-rsid="001a9fda"/>
    </style:style>
    <style:style style:name="P16" style:family="paragraph" style:parent-style-name="Text_20_body">
      <style:text-properties officeooo:rsid="00156735" officeooo:paragraph-rsid="001d4655"/>
    </style:style>
    <style:style style:name="P17" style:family="paragraph" style:parent-style-name="Text_20_body">
      <style:text-properties officeooo:rsid="00156735" officeooo:paragraph-rsid="001df9b9"/>
    </style:style>
    <style:style style:name="P18" style:family="paragraph" style:parent-style-name="Text_20_body">
      <style:text-properties officeooo:rsid="00156735" officeooo:paragraph-rsid="001ed407"/>
    </style:style>
    <style:style style:name="P19" style:family="paragraph" style:parent-style-name="Text_20_body">
      <style:text-properties officeooo:rsid="00156735" officeooo:paragraph-rsid="001ff44c"/>
    </style:style>
    <style:style style:name="P20" style:family="paragraph" style:parent-style-name="Text_20_body">
      <style:text-properties officeooo:rsid="00156735" officeooo:paragraph-rsid="00225e7d"/>
    </style:style>
    <style:style style:name="P21" style:family="paragraph" style:parent-style-name="Text_20_body">
      <style:text-properties officeooo:rsid="001a9fda" officeooo:paragraph-rsid="001a9fda"/>
    </style:style>
    <style:style style:name="P22" style:family="paragraph" style:parent-style-name="Title">
      <style:text-properties style:font-name="Ubuntu Light" officeooo:rsid="00113a3c" officeooo:paragraph-rsid="00113a3c"/>
    </style:style>
    <style:style style:name="P23" style:family="paragraph" style:parent-style-name="Heading_20_2">
      <style:text-properties fo:language="el" fo:country="GR" fo:font-weight="bold" officeooo:rsid="00131983" officeooo:paragraph-rsid="00131983" style:font-weight-asian="bold" style:font-weight-complex="bold"/>
    </style:style>
    <style:style style:name="P24" style:family="paragraph" style:parent-style-name="Heading_20_2">
      <style:text-properties fo:language="el" fo:country="GR" fo:font-weight="bold" officeooo:rsid="00131983" officeooo:paragraph-rsid="0014c6a6" style:font-weight-asian="bold" style:font-weight-complex="bold"/>
    </style:style>
    <style:style style:name="P25" style:family="paragraph" style:parent-style-name="Heading_20_2">
      <style:text-properties fo:language="el" fo:country="GR" fo:font-weight="bold" officeooo:rsid="00131983" officeooo:paragraph-rsid="001bff0e" style:font-weight-asian="bold" style:font-weight-complex="bold"/>
    </style:style>
    <style:style style:name="P26" style:family="paragraph" style:parent-style-name="Heading_20_2">
      <style:paragraph-properties fo:text-align="start" style:justify-single-word="false"/>
      <style:text-properties fo:language="el" fo:country="GR" fo:font-weight="bold" officeooo:rsid="00131983" officeooo:paragraph-rsid="00176c56" style:font-weight-asian="bold" style:font-weight-complex="bold"/>
    </style:style>
    <style:style style:name="P27" style:family="paragraph" style:parent-style-name="Heading_20_2">
      <style:paragraph-properties fo:text-align="start" style:justify-single-word="false"/>
      <style:text-properties fo:language="el" fo:country="GR" fo:font-weight="bold" officeooo:rsid="00131983" officeooo:paragraph-rsid="002449a3" style:font-weight-asian="bold" style:font-weight-complex="bold"/>
    </style:style>
    <style:style style:name="P28" style:family="paragraph" style:parent-style-name="Heading_20_2">
      <style:text-properties fo:language="el" fo:country="GR" fo:font-weight="bold" officeooo:rsid="00131983" officeooo:paragraph-rsid="0019721b" style:font-weight-asian="bold" style:font-weight-complex="bold"/>
    </style:style>
    <style:style style:name="P29" style:family="paragraph" style:parent-style-name="Heading_20_2">
      <style:text-properties fo:language="el" fo:country="GR" fo:font-weight="bold" officeooo:rsid="00131983" officeooo:paragraph-rsid="001a9fda" style:font-weight-asian="bold" style:font-weight-complex="bold"/>
    </style:style>
    <style:style style:name="P30" style:family="paragraph" style:parent-style-name="Heading_20_2">
      <style:text-properties fo:language="el" fo:country="GR" fo:font-weight="bold" officeooo:rsid="00131983" officeooo:paragraph-rsid="001d4655" style:font-weight-asian="bold" style:font-weight-complex="bold"/>
    </style:style>
    <style:style style:name="P31" style:family="paragraph" style:parent-style-name="Heading_20_2">
      <style:text-properties fo:language="el" fo:country="GR" fo:font-weight="bold" officeooo:rsid="00131983" officeooo:paragraph-rsid="001df9b9" style:font-weight-asian="bold" style:font-weight-complex="bold"/>
    </style:style>
    <style:style style:name="P32" style:family="paragraph" style:parent-style-name="Heading_20_2">
      <style:text-properties fo:language="el" fo:country="GR" fo:font-weight="bold" officeooo:rsid="00131983" officeooo:paragraph-rsid="001ed407" style:font-weight-asian="bold" style:font-weight-complex="bold"/>
    </style:style>
    <style:style style:name="P33" style:family="paragraph" style:parent-style-name="Heading_20_2">
      <style:text-properties fo:language="el" fo:country="GR" fo:font-weight="bold" officeooo:rsid="00131983" officeooo:paragraph-rsid="001ff44c" style:font-weight-asian="bold" style:font-weight-complex="bold"/>
    </style:style>
    <style:style style:name="P34" style:family="paragraph" style:parent-style-name="Heading_20_2">
      <style:text-properties fo:language="el" fo:country="GR" fo:font-weight="bold" officeooo:rsid="00131983" officeooo:paragraph-rsid="00225e7d" style:font-weight-asian="bold" style:font-weight-complex="bold"/>
    </style:style>
    <style:style style:name="P35" style:family="paragraph" style:parent-style-name="Heading_20_2">
      <style:text-properties fo:language="el" fo:country="GR" fo:font-weight="bold" officeooo:rsid="00131983" officeooo:paragraph-rsid="002ae846" style:font-weight-asian="bold" style:font-weight-complex="bold"/>
    </style:style>
    <style:style style:name="P36" style:family="paragraph" style:parent-style-name="Heading_20_2">
      <style:text-properties fo:language="el" fo:country="GR" fo:font-weight="bold" officeooo:rsid="00131983" officeooo:paragraph-rsid="002fe591" style:font-weight-asian="bold" style:font-weight-complex="bold"/>
    </style:style>
    <style:style style:name="P37" style:family="paragraph" style:parent-style-name="Heading_20_2">
      <style:text-properties fo:language="el" fo:country="GR" fo:font-weight="bold" officeooo:rsid="00131983" officeooo:paragraph-rsid="002fe800" style:font-weight-asian="bold" style:font-weight-complex="bold"/>
    </style:style>
    <style:style style:name="P38" style:family="paragraph" style:parent-style-name="Heading_20_2">
      <style:text-properties fo:language="el" fo:country="GR" fo:font-weight="bold" officeooo:rsid="00131983" officeooo:paragraph-rsid="003189ae" style:font-weight-asian="bold" style:font-weight-complex="bold"/>
    </style:style>
    <style:style style:name="P39" style:family="paragraph" style:parent-style-name="Heading_20_2">
      <style:text-properties officeooo:paragraph-rsid="001ed407"/>
    </style:style>
    <style:style style:name="P40" style:family="paragraph" style:parent-style-name="Subtitle">
      <style:paragraph-properties fo:text-align="start" style:justify-single-word="false"/>
      <style:text-properties fo:language="el" fo:country="GR" officeooo:rsid="0011e690" officeooo:paragraph-rsid="002449a3"/>
    </style:style>
    <style:style style:name="P41" style:family="paragraph" style:parent-style-name="Subtitle">
      <style:paragraph-properties fo:text-align="start" style:justify-single-word="false"/>
      <style:text-properties style:font-name="Liberation Sans" fo:font-size="18pt" fo:language="el" fo:country="GR" fo:font-weight="normal" officeooo:rsid="00156735" officeooo:paragraph-rsid="00156735" style:font-name-asian="Noto Sans CJK SC" style:font-size-asian="18pt" style:font-weight-asian="normal" style:font-name-complex="Lohit Devanagari1" style:font-size-complex="18pt" style:font-weight-complex="normal"/>
    </style:style>
    <style:style style:name="P42" style:family="paragraph" style:parent-style-name="Text_20_body" style:list-style-name="L1">
      <style:text-properties officeooo:rsid="00131983" officeooo:paragraph-rsid="00131983"/>
    </style:style>
    <style:style style:name="P43" style:family="paragraph" style:parent-style-name="Text_20_body" style:list-style-name="L1">
      <style:text-properties fo:language="el" fo:country="GR" fo:font-weight="bold" officeooo:rsid="0014c6a6" officeooo:paragraph-rsid="0014c6a6" style:font-weight-asian="bold" style:font-weight-complex="bold"/>
    </style:style>
    <style:style style:name="P44" style:family="paragraph" style:parent-style-name="Text_20_body" style:list-style-name="L1">
      <style:text-properties fo:language="el" fo:country="GR" fo:font-weight="bold" officeooo:rsid="002c97d8" officeooo:paragraph-rsid="002c97d8" style:font-weight-asian="bold" style:font-weight-complex="bold"/>
    </style:style>
    <style:style style:name="P45" style:family="paragraph" style:parent-style-name="Text_20_body" style:list-style-name="L1">
      <style:text-properties fo:language="el" fo:country="GR" fo:font-weight="bold" officeooo:rsid="002e975a" officeooo:paragraph-rsid="002e975a" style:font-weight-asian="bold" style:font-weight-complex="bold"/>
    </style:style>
    <style:style style:name="P46" style:family="paragraph" style:parent-style-name="Text_20_body">
      <style:paragraph-properties fo:text-align="start" style:justify-single-word="false"/>
      <style:text-properties fo:language="el" fo:country="GR" fo:font-weight="normal" officeooo:rsid="0019721b" officeooo:paragraph-rsid="0019721b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language="el" fo:country="GR" fo:font-weight="normal" officeooo:rsid="0019721b" officeooo:paragraph-rsid="001d4655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language="el" fo:country="GR" fo:font-weight="normal" officeooo:rsid="001a9fda" officeooo:paragraph-rsid="001a9fda" style:font-weight-asian="normal" style:font-weight-complex="normal"/>
    </style:style>
    <style:style style:name="P49" style:family="paragraph" style:parent-style-name="Text_20_body" style:list-style-name="L3">
      <style:text-properties fo:language="el" fo:country="GR" fo:font-weight="normal" officeooo:rsid="001d4655" officeooo:paragraph-rsid="001d4655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language="el" fo:country="GR" fo:font-weight="normal" officeooo:rsid="001d4655" officeooo:paragraph-rsid="001d4655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language="el" fo:country="GR" fo:font-weight="normal" officeooo:rsid="001d4655" officeooo:paragraph-rsid="0032d792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language="el" fo:country="GR" fo:font-weight="normal" officeooo:rsid="00225e7d" officeooo:paragraph-rsid="00225e7d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language="el" fo:country="GR" officeooo:rsid="001d4655" officeooo:paragraph-rsid="001d4655"/>
    </style:style>
    <style:style style:name="P54" style:family="paragraph" style:parent-style-name="Text_20_body" style:list-style-name="L3">
      <style:text-properties officeooo:rsid="001bff0e" officeooo:paragraph-rsid="001bff0e"/>
    </style:style>
    <style:style style:name="P55" style:family="paragraph" style:parent-style-name="Text_20_body" style:list-style-name="L2">
      <style:paragraph-properties fo:text-align="start" style:justify-single-word="false"/>
      <style:text-properties fo:font-weight="normal" officeooo:rsid="00176c56" officeooo:paragraph-rsid="002fe591" style:font-weight-asian="normal" style:font-weight-complex="normal"/>
    </style:style>
    <style:style style:name="P56" style:family="paragraph" style:parent-style-name="Text_20_body" style:list-style-name="L2">
      <style:paragraph-properties fo:text-align="start" style:justify-single-word="false"/>
      <style:text-properties fo:font-weight="normal" officeooo:rsid="002fe591" officeooo:paragraph-rsid="002fe591" style:font-weight-asian="normal" style:font-weight-complex="normal"/>
    </style:style>
    <style:style style:name="P57" style:family="paragraph" style:parent-style-name="Text_20_body" style:list-style-name="L2">
      <style:paragraph-properties fo:text-align="start" style:justify-single-word="false"/>
      <style:text-properties fo:font-weight="normal" officeooo:rsid="002fe800" officeooo:paragraph-rsid="002fe800" style:font-weight-asian="normal" style:font-weight-complex="normal"/>
    </style:style>
    <style:style style:name="P58" style:family="paragraph" style:parent-style-name="Text_20_body" style:list-style-name="L3">
      <style:text-properties officeooo:paragraph-rsid="001bff0e"/>
    </style:style>
    <style:style style:name="P59" style:family="paragraph" style:parent-style-name="Text_20_body" style:list-style-name="L4">
      <style:text-properties officeooo:rsid="001ed407" officeooo:paragraph-rsid="001ed407"/>
    </style:style>
    <style:style style:name="P60" style:family="paragraph" style:parent-style-name="Text_20_body" style:list-style-name="L4">
      <style:text-properties officeooo:rsid="001ed407" officeooo:paragraph-rsid="00213cd2"/>
    </style:style>
    <style:style style:name="P61" style:family="paragraph" style:parent-style-name="Text_20_body" style:list-style-name="L4">
      <style:text-properties style:font-name="Liberation Sans" fo:font-size="11pt" fo:language="el" fo:country="GR" fo:font-weight="normal" officeooo:rsid="001ed407" officeooo:paragraph-rsid="001ed407" style:font-name-asian="Noto Sans CJK SC" style:font-size-asian="11pt" style:font-weight-asian="normal" style:font-name-complex="Lohit Devanagari1" style:font-size-complex="11pt" style:font-weight-complex="normal"/>
    </style:style>
    <style:style style:name="P62" style:family="paragraph" style:parent-style-name="Text_20_body">
      <style:text-properties officeooo:rsid="00156735" officeooo:paragraph-rsid="00156735"/>
    </style:style>
    <style:style style:name="P63" style:family="paragraph" style:parent-style-name="Text_20_body">
      <style:text-properties officeooo:rsid="00156735" officeooo:paragraph-rsid="002ae846"/>
    </style:style>
    <style:style style:name="P64" style:family="paragraph" style:parent-style-name="Text_20_body">
      <style:text-properties officeooo:rsid="00156735" officeooo:paragraph-rsid="002fe591"/>
    </style:style>
    <style:style style:name="P65" style:family="paragraph" style:parent-style-name="Text_20_body">
      <style:text-properties officeooo:rsid="00156735" officeooo:paragraph-rsid="002fe800"/>
    </style:style>
    <style:style style:name="P66" style:family="paragraph" style:parent-style-name="Text_20_body">
      <style:text-properties officeooo:rsid="00156735" officeooo:paragraph-rsid="003189ae"/>
    </style:style>
    <style:style style:name="P67" style:family="paragraph" style:parent-style-name="Text_20_body">
      <style:text-properties officeooo:rsid="0029bc42" officeooo:paragraph-rsid="0029bc42"/>
    </style:style>
    <style:style style:name="P68" style:family="paragraph" style:parent-style-name="Text_20_body">
      <style:text-properties officeooo:rsid="002fe800" officeooo:paragraph-rsid="002fe800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paragraph-rsid="003173a0"/>
    </style:style>
    <style:style style:name="P70" style:family="paragraph" style:parent-style-name="Text_20_body">
      <style:text-properties officeooo:rsid="003189ae" officeooo:paragraph-rsid="003189ae"/>
    </style:style>
    <style:style style:name="P71" style:family="paragraph" style:parent-style-name="Text_20_body" style:list-style-name="L4">
      <style:text-properties officeooo:rsid="0032d792" officeooo:paragraph-rsid="0032d792"/>
    </style:style>
    <style:style style:name="P72" style:family="paragraph" style:parent-style-name="Text_20_body">
      <style:text-properties officeooo:rsid="00225e7d" officeooo:paragraph-rsid="00225e7d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 style:font-weight-complex="bold"/>
    </style:style>
    <style:style style:name="T3" style:family="text">
      <style:text-properties fo:language="el" fo:country="GR" fo:font-weight="bold" officeooo:rsid="00131983" style:font-weight-asian="bold" style:font-weight-complex="bold"/>
    </style:style>
    <style:style style:name="T4" style:family="text">
      <style:text-properties fo:language="el" fo:country="GR" fo:font-weight="bold" officeooo:rsid="0014c6a6" style:font-weight-asian="bold" style:font-weight-complex="bold"/>
    </style:style>
    <style:style style:name="T5" style:family="text">
      <style:text-properties fo:language="el" fo:country="GR" fo:font-weight="bold" officeooo:rsid="001a9fda" style:font-weight-asian="bold" style:font-weight-complex="bold"/>
    </style:style>
    <style:style style:name="T6" style:family="text">
      <style:text-properties fo:language="el" fo:country="GR" fo:font-weight="bold" officeooo:rsid="001bff0e" style:font-weight-asian="bold" style:font-weight-complex="bold"/>
    </style:style>
    <style:style style:name="T7" style:family="text">
      <style:text-properties fo:language="el" fo:country="GR" fo:font-weight="bold" officeooo:rsid="001df9b9" style:font-weight-asian="bold" style:font-weight-complex="bold"/>
    </style:style>
    <style:style style:name="T8" style:family="text">
      <style:text-properties fo:language="el" fo:country="GR" fo:font-weight="bold" officeooo:rsid="001ff44c" style:font-weight-asian="bold" style:font-weight-complex="bold"/>
    </style:style>
    <style:style style:name="T9" style:family="text">
      <style:text-properties fo:language="el" fo:country="GR" fo:font-weight="bold" officeooo:rsid="00225e7d" style:font-weight-asian="bold" style:font-weight-complex="bold"/>
    </style:style>
    <style:style style:name="T10" style:family="text">
      <style:text-properties fo:language="el" fo:country="GR" fo:font-weight="bold" officeooo:rsid="0026ff68" style:font-weight-asian="bold" style:font-weight-complex="bold"/>
    </style:style>
    <style:style style:name="T11" style:family="text">
      <style:text-properties fo:language="el" fo:country="GR" fo:font-weight="bold" officeooo:rsid="002fe591" style:font-weight-asian="bold" style:font-weight-complex="bold"/>
    </style:style>
    <style:style style:name="T12" style:family="text">
      <style:text-properties fo:language="el" fo:country="GR" fo:font-weight="bold" officeooo:rsid="002fe800" style:font-weight-asian="bold" style:font-weight-complex="bold"/>
    </style:style>
    <style:style style:name="T13" style:family="text">
      <style:text-properties fo:language="el" fo:country="GR" fo:font-weight="bold" officeooo:rsid="003173a0" style:font-weight-asian="bold" style:font-weight-complex="bold"/>
    </style:style>
    <style:style style:name="T14" style:family="text">
      <style:text-properties fo:language="el" fo:country="GR" fo:font-weight="bold" officeooo:rsid="003189ae" style:font-weight-asian="bold" style:font-weight-complex="bold"/>
    </style:style>
    <style:style style:name="T15" style:family="text">
      <style:text-properties fo:language="el" fo:country="GR" fo:font-weight="normal" style:font-weight-asian="normal" style:font-weight-complex="normal"/>
    </style:style>
    <style:style style:name="T16" style:family="text">
      <style:text-properties fo:language="el" fo:country="GR" fo:font-weight="normal" officeooo:rsid="00156735" style:font-weight-asian="normal" style:font-weight-complex="normal"/>
    </style:style>
    <style:style style:name="T17" style:family="text">
      <style:text-properties fo:language="el" fo:country="GR" fo:font-weight="normal" officeooo:rsid="0019721b" style:font-weight-asian="normal" style:font-weight-complex="normal"/>
    </style:style>
    <style:style style:name="T18" style:family="text">
      <style:text-properties fo:language="el" fo:country="GR" fo:font-weight="normal" officeooo:rsid="00131983" style:font-weight-asian="normal" style:font-weight-complex="normal"/>
    </style:style>
    <style:style style:name="T19" style:family="text">
      <style:text-properties fo:language="el" fo:country="GR" fo:font-weight="normal" officeooo:rsid="001a9fda" style:font-weight-asian="normal" style:font-weight-complex="normal"/>
    </style:style>
    <style:style style:name="T20" style:family="text">
      <style:text-properties fo:language="el" fo:country="GR" fo:font-weight="normal" officeooo:rsid="001bff0e" style:font-weight-asian="normal" style:font-weight-complex="normal"/>
    </style:style>
    <style:style style:name="T21" style:family="text">
      <style:text-properties fo:language="el" fo:country="GR" fo:font-weight="normal" officeooo:rsid="001d4655" style:font-weight-asian="normal" style:font-weight-complex="normal"/>
    </style:style>
    <style:style style:name="T22" style:family="text">
      <style:text-properties fo:language="el" fo:country="GR" fo:font-weight="normal" officeooo:rsid="001df9b9" style:font-weight-asian="normal" style:font-weight-complex="normal"/>
    </style:style>
    <style:style style:name="T23" style:family="text">
      <style:text-properties fo:language="el" fo:country="GR" fo:font-weight="normal" officeooo:rsid="001ff44c" style:font-weight-asian="normal" style:font-weight-complex="normal"/>
    </style:style>
    <style:style style:name="T24" style:family="text">
      <style:text-properties fo:language="el" fo:country="GR" fo:font-weight="normal" officeooo:rsid="00225e7d" style:font-weight-asian="normal" style:font-weight-complex="normal"/>
    </style:style>
    <style:style style:name="T25" style:family="text">
      <style:text-properties fo:language="el" fo:country="GR" fo:font-weight="normal" officeooo:rsid="0029bc42" style:font-weight-asian="normal" style:font-weight-complex="normal"/>
    </style:style>
    <style:style style:name="T26" style:family="text">
      <style:text-properties fo:language="el" fo:country="GR" fo:font-weight="normal" officeooo:rsid="002ae846" style:font-weight-asian="normal" style:font-weight-complex="normal"/>
    </style:style>
    <style:style style:name="T27" style:family="text">
      <style:text-properties fo:language="el" fo:country="GR" fo:font-weight="normal" officeooo:rsid="002fe591" style:font-weight-asian="normal" style:font-weight-complex="normal"/>
    </style:style>
    <style:style style:name="T28" style:family="text">
      <style:text-properties fo:language="el" fo:country="GR" fo:font-weight="normal" officeooo:rsid="002fe800" style:font-weight-asian="normal" style:font-weight-complex="normal"/>
    </style:style>
    <style:style style:name="T29" style:family="text">
      <style:text-properties fo:language="el" fo:country="GR" fo:font-weight="normal" officeooo:rsid="003173a0" style:font-weight-asian="normal" style:font-weight-complex="normal"/>
    </style:style>
    <style:style style:name="T30" style:family="text">
      <style:text-properties fo:language="el" fo:country="GR" fo:font-weight="normal" officeooo:rsid="00176c56" style:font-weight-asian="normal" style:font-weight-complex="normal"/>
    </style:style>
    <style:style style:name="T31" style:family="text">
      <style:text-properties fo:language="el" fo:country="GR" fo:font-weight="normal" officeooo:rsid="001883f5" style:font-weight-asian="normal" style:font-weight-complex="normal"/>
    </style:style>
    <style:style style:name="T32" style:family="text">
      <style:text-properties fo:language="el" fo:country="GR" fo:font-weight="normal" officeooo:rsid="003189ae" style:font-weight-asian="normal" style:font-weight-complex="normal"/>
    </style:style>
    <style:style style:name="T33" style:family="text">
      <style:text-properties fo:language="el" fo:country="GR" fo:font-weight="normal" officeooo:rsid="0032d792" style:font-weight-asian="normal" style:font-weight-complex="normal"/>
    </style:style>
    <style:style style:name="T34" style:family="text">
      <style:text-properties fo:language="el" fo:country="GR" officeooo:rsid="00131983"/>
    </style:style>
    <style:style style:name="T35" style:family="text">
      <style:text-properties fo:language="el" fo:country="GR" officeooo:rsid="0019721b"/>
    </style:style>
    <style:style style:name="T36" style:family="text">
      <style:text-properties fo:language="el" fo:country="GR" officeooo:rsid="002ae846"/>
    </style:style>
    <style:style style:name="T37" style:family="text">
      <style:text-properties fo:language="el" fo:country="GR" officeooo:rsid="002fe591"/>
    </style:style>
    <style:style style:name="T38" style:family="text">
      <style:text-properties fo:language="el" fo:country="GR" officeooo:rsid="002fe800"/>
    </style:style>
    <style:style style:name="T39" style:family="text">
      <style:text-properties style:font-name="Liberation Sans" fo:font-size="18pt" officeooo:rsid="0014c6a6" style:font-name-asian="Noto Sans CJK SC" style:font-size-asian="18pt" style:font-name-complex="Lohit Devanagari1" style:font-size-complex="18pt"/>
    </style:style>
    <style:style style:name="T40" style:family="text">
      <style:text-properties style:font-name="Liberation Sans" fo:font-size="18pt" fo:font-weight="normal" style:font-name-asian="Noto Sans CJK SC" style:font-size-asian="18pt" style:font-weight-asian="normal" style:font-name-complex="Lohit Devanagari1" style:font-size-complex="18pt" style:font-weight-complex="normal"/>
    </style:style>
    <style:style style:name="T41" style:family="text">
      <style:text-properties style:font-name="Liberation Sans" fo:font-size="18pt" fo:font-weight="normal" officeooo:rsid="0014c6a6" style:font-name-asian="Noto Sans CJK SC" style:font-size-asian="18pt" style:font-weight-asian="normal" style:font-name-complex="Lohit Devanagari1" style:font-size-complex="18pt" style:font-weight-complex="normal"/>
    </style:style>
    <style:style style:name="T42" style:family="text">
      <style:text-properties style:font-name="Liberation Sans" fo:font-size="18pt" fo:font-weight="normal" officeooo:rsid="00156735" style:font-name-asian="Noto Sans CJK SC" style:font-size-asian="18pt" style:font-weight-asian="normal" style:font-name-complex="Lohit Devanagari1" style:font-size-complex="18pt" style:font-weight-complex="normal"/>
    </style:style>
    <style:style style:name="T43" style:family="text">
      <style:text-properties style:font-name="Liberation Sans" fo:font-size="18pt" fo:font-weight="normal" officeooo:rsid="001622bc" style:font-name-asian="Noto Sans CJK SC" style:font-size-asian="18pt" style:font-weight-asian="normal" style:font-name-complex="Lohit Devanagari1" style:font-size-complex="18pt" style:font-weight-complex="normal"/>
    </style:style>
    <style:style style:name="T44" style:family="text">
      <style:text-properties style:font-name="Liberation Sans" fo:font-size="18pt" fo:font-weight="normal" officeooo:rsid="002449a3" style:font-name-asian="Noto Sans CJK SC" style:font-size-asian="18pt" style:font-weight-asian="normal" style:font-name-complex="Lohit Devanagari1" style:font-size-complex="18pt" style:font-weight-complex="normal"/>
    </style:style>
    <style:style style:name="T45" style:family="text">
      <style:text-properties style:font-name="Liberation Sans" fo:font-size="11pt" fo:language="el" fo:country="GR" fo:font-weight="normal" style:font-name-asian="Noto Sans CJK SC" style:font-size-asian="11pt" style:font-weight-asian="normal" style:font-name-complex="Lohit Devanagari1" style:font-size-complex="11pt" style:font-weight-complex="normal"/>
    </style:style>
    <style:style style:name="T46" style:family="text">
      <style:text-properties style:font-name="Liberation Sans" fo:font-size="11pt" fo:language="el" fo:country="GR" fo:font-weight="normal" officeooo:rsid="00156735" style:font-name-asian="Noto Sans CJK SC" style:font-size-asian="11pt" style:font-weight-asian="normal" style:font-name-complex="Lohit Devanagari1" style:font-size-complex="11pt" style:font-weight-complex="normal"/>
    </style:style>
    <style:style style:name="T47" style:family="text">
      <style:text-properties style:font-name="Liberation Sans" fo:font-size="11pt" fo:language="el" fo:country="GR" fo:font-weight="normal" officeooo:rsid="001d4655" style:font-name-asian="Noto Sans CJK SC" style:font-size-asian="11pt" style:font-weight-asian="normal" style:font-name-complex="Lohit Devanagari1" style:font-size-complex="11pt" style:font-weight-complex="normal"/>
    </style:style>
    <style:style style:name="T48" style:family="text">
      <style:text-properties style:font-name="Liberation Sans" fo:font-size="11pt" fo:language="el" fo:country="GR" fo:font-weight="normal" officeooo:rsid="001ff44c" style:font-name-asian="Noto Sans CJK SC" style:font-size-asian="11pt" style:font-weight-asian="normal" style:font-name-complex="Lohit Devanagari1" style:font-size-complex="11pt" style:font-weight-complex="normal"/>
    </style:style>
    <style:style style:name="T49" style:family="text">
      <style:text-properties style:font-name="Liberation Sans" fo:font-size="11pt" fo:language="el" fo:country="GR" fo:font-weight="normal" officeooo:rsid="00213cd2" style:font-name-asian="Noto Sans CJK SC" style:font-size-asian="11pt" style:font-weight-asian="normal" style:font-name-complex="Lohit Devanagari1" style:font-size-complex="11pt" style:font-weight-complex="normal"/>
    </style:style>
    <style:style style:name="T50" style:family="text">
      <style:text-properties style:font-name="Liberation Sans" fo:font-size="11pt" fo:language="el" fo:country="GR" fo:font-weight="normal" officeooo:rsid="0032d792" style:font-name-asian="Noto Sans CJK SC" style:font-size-asian="11pt" style:font-weight-asian="normal" style:font-name-complex="Lohit Devanagari1" style:font-size-complex="11pt" style:font-weight-complex="normal"/>
    </style:style>
    <style:style style:name="T51" style:family="text">
      <style:text-properties officeooo:rsid="0014c6a6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56735" style:font-weight-asian="normal" style:font-weight-complex="normal"/>
    </style:style>
    <style:style style:name="T54" style:family="text">
      <style:text-properties fo:font-weight="normal" officeooo:rsid="0019721b" style:font-weight-asian="normal" style:font-weight-complex="normal"/>
    </style:style>
    <style:style style:name="T55" style:family="text">
      <style:text-properties fo:font-weight="normal" officeooo:rsid="001df9b9" style:font-weight-asian="normal" style:font-weight-complex="normal"/>
    </style:style>
    <style:style style:name="T56" style:family="text">
      <style:text-properties fo:font-weight="normal" officeooo:rsid="001ff44c" style:font-weight-asian="normal" style:font-weight-complex="normal"/>
    </style:style>
    <style:style style:name="T57" style:family="text">
      <style:text-properties fo:font-weight="normal" officeooo:rsid="00225e7d" style:font-weight-asian="normal" style:font-weight-complex="normal"/>
    </style:style>
    <style:style style:name="T58" style:family="text">
      <style:text-properties officeooo:rsid="0019721b"/>
    </style:style>
    <style:style style:name="T59" style:family="text">
      <style:text-properties officeooo:rsid="001a9fda"/>
    </style:style>
    <style:style style:name="T60" style:family="text">
      <style:text-properties officeooo:rsid="001bff0e"/>
    </style:style>
    <style:style style:name="T61" style:family="text">
      <style:text-properties officeooo:rsid="001df9b9"/>
    </style:style>
    <style:style style:name="T62" style:family="text">
      <style:text-properties officeooo:rsid="001ff44c"/>
    </style:style>
    <style:style style:name="T63" style:family="text">
      <style:text-properties officeooo:rsid="00225e7d"/>
    </style:style>
    <style:style style:name="T64" style:family="text">
      <style:text-properties officeooo:rsid="002fe800"/>
    </style:style>
    <style:style style:name="T65" style:family="text">
      <style:text-properties officeooo:rsid="003189ae"/>
    </style:style>
    <style:style style:name="T66" style:family="text">
      <style:text-properties officeooo:rsid="0032d79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SE CASES</text:p>
      <text:p text:style-name="P1">ΠΕΡΙΠΤΩΣΗ ΧΡΗΣΗΣ 1: <text:span text:style-name="T51">Επερξεργασ</text:span><text:span text:style-name="T39">ία συγκεκριμένου δωματίου</text:span></text:p>
      <text:h text:style-name="P23" text:outline-level="2">ΒΑΣΙΚΗ ΡΟΗ: </text:h>
      <text:list xml:id="list2382665586" text:style-name="L1">
        <text:list-item>
          <text:p text:style-name="P42"><text:span text:style-name="T2">Ο χρήστης επιλέγει από την </text:span><text:span text:style-name="T10">λιστα των πλάνων του </text:span><text:span text:style-name="T4">το δωμάτιο το οποίο θέλει να επερξεργαστεί.</text:span></text:p>
        </text:list-item>
        <text:list-item>
          <text:p text:style-name="P43">Το συστημα εμφανιζει μία 2D κάτοψη του δωματίου.</text:p>
        </text:list-item>
        <text:list-item>
          <text:p text:style-name="P44">Ο χρήστης επιλέγει το μενού πάνω αριστερά </text:p>
        </text:list-item>
        <text:list-item>
          <text:p text:style-name="P45">Από το μενού επιλέγει το “επεξεργασία δωματίου”</text:p>
        </text:list-item>
        <text:list-item>
          <text:p text:style-name="P45">Τώρα ο χρήστης μπορεί να επξεργαστεί όπως θέλει το δωμάτιο</text:p>
        </text:list-item>
      </text:list>
      <text:h text:style-name="P24" text:outline-level="2"><text:span text:style-name="T51">ΕΝΑΛΛΑΚΤΙΚΗ ΡΟΗ 1</text:span>: </text:h>
      <text:p text:style-name="P62"><text:span text:style-name="T3">1.</text:span><text:span text:style-name="T2">α.1 </text:span><text:span text:style-name="T15"><text:tab/></text:span><text:span text:style-name="T25">Ο χρήστης δημιουργεί ένα δωμάτιο </text:span></text:p>
      <text:p text:style-name="P67"><text:span text:style-name="T15">1.α.2 <text:s text:c="2"/>Μόλις δημιουργηθεί το δωμάτιο </text:span><text:span text:style-name="T26">μεταφέρετε ο χρήστης αυτόματα στην οθόνη επεξεργασίας του δωματίου.</text:span></text:p>
      <text:p text:style-name="P67"><text:span text:style-name="T20"/></text:p>
      <text:p text:style-name="P40"><text:span text:style-name="T52">ΠΕΡΙΠΤΩΣΗ ΧΡΗΣΗΣ : </text:span><text:span text:style-name="T44">Μετακίνηση Επίπλων</text:span></text:p>
      <text:h text:style-name="P27" text:outline-level="2">ΒΑΣΙΚΗ ΡΟΗ:</text:h>
      <text:list xml:id="list2757770716" text:style-name="L2">
        <text:list-item>
          <text:p text:style-name="P55"><text:span text:style-name="T34">Ο </text:span><text:span text:style-name="T1">χρήστης <text:s/>“</text:span><text:span text:style-name="T37">πατάει</text:span><text:span text:style-name="T1">” </text:span><text:span text:style-name="T38">για λία δευτερόλεπτα </text:span><text:span text:style-name="T36">το έπιπλο όπου θέλει να μετακινήσει </text:span><text:span text:style-name="T37">για να το επιλέξει</text:span></text:p>
        </text:list-item>
        <text:list-item>
          <text:p text:style-name="P55"><text:span text:style-name="T37">Κρατώντας το πατημένο το “σέρνει”</text:span><text:span text:style-name="T36"> </text:span><text:span text:style-name="T35">σέρνει μέσα στο σχέδιο του δωματίου στο σημείο όπου θέλει</text:span></text:p>
        </text:list-item>
        <text:list-item>
          <text:p text:style-name="P56"><text:span text:style-name="T35">Α</text:span><text:span text:style-name="T1">φήνει το επιπλο στην θέση αυτη και </text:span><text:span text:style-name="T38">πατάει το “τικ” για να τοποθετηθεί το αντικέιμενο σε εκεινη την θέση</text:span></text:p>
        </text:list-item>
        <text:list-item>
          <text:p text:style-name="P57"><text:span text:style-name="T38">Φ</text:span><text:span text:style-name="T1">αίνεται η νέα συνθεση του χώρου</text:span></text:p>
        </text:list-item>
      </text:list>
      <text:h text:style-name="P35" text:outline-level="2"><text:span text:style-name="T51">ΕΝΑΛΛΑΚΤΙΚΗ ΡΟΗ </text:span><text:span text:style-name="T64">1</text:span>: </text:h>
      <text:p text:style-name="P63"><text:span text:style-name="T11">3</text:span><text:span text:style-name="T3">.</text:span><text:span text:style-name="T2">α.1 </text:span><text:span text:style-name="T15"><text:tab/>Ο χρήστης </text:span><text:span text:style-name="T20">προσπαθεί να </text:span><text:span text:style-name="T27">αφήσει</text:span><text:span text:style-name="T20"> </text:span><text:span text:style-name="T27">το</text:span><text:span text:style-name="T20"> αντικείμενο σε μια “γκριζα ζώνη”. Δηλαδή σε ένα σημείο του δωματίου που δεν γίνεται να τοποθετηθεί το επιπλο είτε επειδή υπάρχει μία πόρτα, μια πριζα, είτε είναι μικρός ο χώρος </text:span><text:span text:style-name="T27">κλπ.</text:span></text:p>
      <text:p text:style-name="P63"><text:span text:style-name="T27">3</text:span><text:span text:style-name="T15">.α.2. </text:span><text:span text:style-name="T20">Η εφαρμογή εμφανίζει ένα μύνημα λάθους και τοποθετεί το επιπλο αυτόματα στο αμέσως πιο κοντινό διαθέσιμο σημείο</text:span></text:p>
      <text:p text:style-name="P68"><text:soft-page-break/><text:span text:style-name="T20">3.</text:span><text:span text:style-name="T15">α.3 Συνεχίζουμε την περιπτωση χρήσης με το βήμα 1 της βασικής ροής</text:span></text:p>
      <text:h text:style-name="P36" text:outline-level="2"><text:span text:style-name="T51">ΕΝΑΛΛΑΚΤΙΚΗ ΡΟΗ </text:span><text:span text:style-name="T60">2</text:span>: </text:h>
      <text:p text:style-name="P64"><text:span text:style-name="T12">1</text:span><text:span text:style-name="T3">.</text:span><text:span text:style-name="T2">α.1 </text:span><text:span text:style-name="T15"><text:tab/>Ο χρήστης </text:span><text:span text:style-name="T28">πατάει την επιλογή “select” </text:span></text:p>
      <text:p text:style-name="P65"><text:span text:style-name="T28">1.</text:span><text:span text:style-name="T20">α.2. </text:span><text:span text:style-name="T28">Επιλέγει το έπιπλο που θέλει να μετακινήσει</text:span></text:p>
      <text:p text:style-name="P65"><text:span text:style-name="T28">1.α.3. </text:span><text:span text:style-name="T20"><text:s/></text:span><text:span text:style-name="T28">Συνεχίζουμε την περιπτωση χρήσης με το βήμα 2 της βασικής ροής</text:span></text:p>
      <text:h text:style-name="P37" text:outline-level="2"><text:span text:style-name="T51">ΕΝΑΛΛΑΚΤΙΚΗ ΡΟΗ </text:span><text:span text:style-name="T64">3</text:span>: </text:h>
      <text:p text:style-name="P65"><text:span text:style-name="T13">2</text:span><text:span text:style-name="T3">.</text:span><text:span text:style-name="T2">α.1 </text:span><text:span text:style-name="T15"><text:tab/>Ο </text:span><text:span text:style-name="T29">χρήστης πατάει ένα σημείο του χώρου όπου θέλει να μετακινηθεί το έπιπλο</text:span><text:span text:style-name="T28"> </text:span></text:p>
      <text:p text:style-name="P65"><text:span text:style-name="T29">2</text:span><text:span text:style-name="T28">.</text:span><text:span text:style-name="T20">α.2 </text:span><text:span text:style-name="T29">Το επιλεγμένο έπιπλο μεταφέρεται αυτόματα στο σημείο του χώρου</text:span></text:p>
      <text:p text:style-name="P65"><text:span text:style-name="T29">2</text:span><text:span text:style-name="T28">.α.3. </text:span><text:span text:style-name="T20"><text:s/></text:span><text:span text:style-name="T28">Συνεχίζουμε την περιπτωση χρήσης με το βήμα </text:span><text:span text:style-name="T29">3</text:span><text:span text:style-name="T28"> της βασικής ροής</text:span></text:p>
      <text:h text:style-name="P38" text:outline-level="2"><text:span text:style-name="T51">ΕΝΑΛΛΑΚΤΙΚΗ ΡΟΗ </text:span><text:span text:style-name="T65">4</text:span>: </text:h>
      <text:p text:style-name="P66"><text:span text:style-name="T14">4</text:span><text:span text:style-name="T3">.</text:span><text:span text:style-name="T2">α.1 </text:span><text:span text:style-name="T32">Ο χρήστης δεν είναι ευχαριστημένος με την νέα σύνθεση, οπότε πατάει “αναίρεση”</text:span></text:p>
      <text:p text:style-name="P70"><text:span text:style-name="T32">4.</text:span><text:span text:style-name="T15">α.2 Εμφανίζεται η παλια συνθεση</text:span></text:p>
      <text:p text:style-name="P65"><text:span text:style-name="T28"/></text:p>
      <text:p text:style-name="P2"><text:span text:style-name="T52">ΠΕΡΙΠΤΩΣΗ ΧΡΗΣΗΣ </text:span><text:span text:style-name="T53">2</text:span><text:span text:style-name="T52">: </text:span><text:span text:style-name="T42">Προσθήκη επιπλων</text:span></text:p>
      <text:h text:style-name="P26" text:outline-level="2">ΒΑΣΙΚΗ ΡΟΗ:</text:h>
      <text:list xml:id="list2158170837" text:style-name="L5">
        <text:list-item>
          <text:p text:style-name="P69"><text:span text:style-name="T18">Ο </text:span><text:span text:style-name="T30">χρήστης </text:span><text:span text:style-name="T31">ψάχνει το έπιπλο που θέλει στα προτεινόμενα έπιπλα που υπάρχουν στο κάτω μέρος της οθόνης.</text:span></text:p>
        </text:list-item>
        <text:list-item>
          <text:p text:style-name="P69"><text:span text:style-name="T31">Ο χρήστης επιλέγει το έπιπλο που ήθελε </text:span><text:span text:style-name="T17">και το </text:span><text:span text:style-name="T29">μετακινεί μέσα στον χώρο</text:span></text:p>
        </text:list-item>
      </text:list>
      <text:h text:style-name="P28" text:outline-level="2"><text:span text:style-name="T51">ΕΝΑΛΛΑΚΤΙΚΗ ΡΟΗ 1</text:span>: </text:h>
      <text:p text:style-name="P12"><text:span text:style-name="T3">1.</text:span><text:span text:style-name="T2">α.1 <text:s/></text:span><text:span text:style-name="T15">Ο χρήστης δεν </text:span><text:span text:style-name="T17">βρίσκει το έπιπλο που θα ήθελε να προσθέσει</text:span></text:p>
      <text:p text:style-name="P46">1.α.2 <text:s/>Ο χρήστης επιλέγει ένα παρόμοιο έπιπλο <text:s/><text:span text:style-name="T66">(και </text:span>Επικοινωνεί με το costumer support ότι υπάρχει έλλειψη σε αυτό το έπιπλο?<text:span text:style-name="T66">)</text:span></text:p>
      <text:h text:style-name="P28" text:outline-level="2"><text:span text:style-name="T51">ΕΝΑΛΛΑΚΤΙΚΗ ΡΟΗ </text:span><text:span text:style-name="T58">2</text:span>: </text:h>
      <text:p text:style-name="P12"><text:span text:style-name="T3">1.</text:span><text:span text:style-name="T5">β</text:span><text:span text:style-name="T2">.1 </text:span><text:span text:style-name="T15"><text:tab/>Ο </text:span><text:span text:style-name="T19">χρήστης επιλέγει πολλά έπιπλα που θέλει να προσθέσει στον χώρο </text:span></text:p>
      <text:p text:style-name="P13"><text:span text:style-name="T18">1.</text:span><text:span text:style-name="T19">β</text:span><text:span text:style-name="T18">.2. </text:span><text:span text:style-name="T19">Μόλις τελειώσει με την επιλογή πατάει ένα κουμπί “</text:span><text:span text:style-name="T33">done</text:span><text:span text:style-name="T19">”</text:span></text:p>
      <text:p text:style-name="P48">1.β.3 Δημιουργείτε ένα iventory με τα αντικείμενα που επέλεξε και τα τοποθετεί ένα – ένα μέσα στο δωμάτιο</text:p>
      <text:h text:style-name="P29" text:outline-level="2"><text:span text:style-name="T51">ΕΝΑΛΛΑΚΤΙΚΗ ΡΟΗ </text:span><text:span text:style-name="T59">3</text:span>: </text:h>
      <text:p text:style-name="P15"><text:span text:style-name="T3">1.</text:span><text:span text:style-name="T5">γ</text:span><text:span text:style-name="T2">.1 </text:span><text:span text:style-name="T15"><text:tab/>Ο χρήστης </text:span><text:span text:style-name="T19">επιλέγει ένα έπιπλο, αλλά δεν το θέλει στις default διαστάστεις </text:span></text:p>
      <text:p text:style-name="P21"><text:soft-page-break/><text:span text:style-name="T15">1.γ.2 Επιλέγει την επερξεργασία του επίπλου</text:span></text:p>
      <text:p text:style-name="P14"><text:span text:style-name="T15">1.</text:span><text:span text:style-name="T19">γ</text:span><text:span text:style-name="T15">.2. </text:span><text:span text:style-name="T19">Η περίπτωση χρήσης συνεχίζεται στο βήμα 2</text:span></text:p>
      <text:p text:style-name="P48"/>
      <text:p text:style-name="P41">ΠΕΡΙΠΤΩΣΗ ΧΡΗΣΗΣ 3: Αφαίρεση επιπλων</text:p>
      <text:h text:style-name="P25" text:outline-level="2"><text:span text:style-name="T60">ΒΑΣΙΚΗ ΡΟΗ</text:span>: </text:h>
      <text:list xml:id="list4162569490" text:style-name="L3">
        <text:list-item>
          <text:p text:style-name="P58"><text:span text:style-name="T16">Ο χρήστης </text:span><text:span text:style-name="T20">επιλέγει ένα κουμπί “clear </text:span><text:span text:style-name="T21">all</text:span><text:span text:style-name="T20">” </text:span><text:span text:style-name="T33">όπου επιλέγονται προς αφαίρεση όλα τα έπιπλα</text:span></text:p>
        </text:list-item>
        <text:list-item>
          <text:p text:style-name="P54"><text:span text:style-name="T15">Εμφανίζεται ένα μύνημα διευκρίνησης , αν ο χρήστης είναι σίγουρος ότι θέλει να αφαιρέσει </text:span><text:span text:style-name="T21">τα επιλεγμένα</text:span><text:span text:style-name="T15"> έπιπλα</text:span></text:p>
        </text:list-item>
        <text:list-item>
          <text:p text:style-name="P49">Ο χρήστης πατάει “ναι”</text:p>
        </text:list-item>
        <text:list-item>
          <text:p text:style-name="P54"><text:span text:style-name="T46">Ε</text:span><text:span text:style-name="T45">μφανίζεται στην οθόνη του χρήστη ένα δωμάτιο </text:span><text:span text:style-name="T47">χωρίς τα έπιπλα</text:span></text:p>
        </text:list-item>
      </text:list>
      <text:h text:style-name="P30" text:outline-level="2"><text:span text:style-name="T51">ΕΝΑΛΛΑΚΤΙΚΗ ΡΟΗ 1</text:span>: <text:s/></text:h>
      <text:p text:style-name="P16"><text:span text:style-name="T3">1.</text:span><text:span text:style-name="T2">α.1 </text:span><text:span text:style-name="T15"><text:tab/>Ο χρήστης </text:span><text:span text:style-name="T21">επιλέγει το κουμπι select <text:s/>και επιλέγει τα αντικείμενα που θέλει να αφαιρέσει (από 1 και πανω)</text:span></text:p>
      <text:p text:style-name="P4"><text:span text:style-name="T54">1.α.2. </text:span><text:span text:style-name="T52">Στην συνέχεια πατάει το κουμπί του κάδου αποριμμάτων </text:span></text:p>
      <text:p text:style-name="P50">1.α.3 Η περίπτωση χρήσης συνεχίζεται στο βήμα 2</text:p>
      <text:h text:style-name="P30" text:outline-level="2"><text:span text:style-name="T51">ΕΝΑΛΛΑΚΤΙΚΗ ΡΟΗ </text:span><text:span text:style-name="T61">2</text:span>: </text:h>
      <text:p text:style-name="P16"><text:span text:style-name="T3">1.</text:span><text:span text:style-name="T7">β</text:span><text:span text:style-name="T2">.1 </text:span><text:span text:style-name="T15"><text:tab/>Ο χρήστης </text:span><text:span text:style-name="T21">επιλέγει </text:span><text:span text:style-name="T22">εικονίδιο του κάδου απορριμάτων , ενώ δεν έχει επιλέ</text:span><text:span text:style-name="T33">ξ</text:span><text:span text:style-name="T22">ει κανένα αντικείμενο για αφαίρεση </text:span></text:p>
      <text:p text:style-name="P4"><text:span text:style-name="T54">1.</text:span><text:span text:style-name="T55">β</text:span><text:span text:style-name="T54">.2. </text:span><text:span text:style-name="T55">Εμφανίζεται στην κύρια οθόνη του χρήστη ένα μύνημα λάθους , ότι δεν έχει επιλέξει κανένα αντικέιμενο για αφαιρεση </text:span></text:p>
      <text:p text:style-name="P51"><text:span text:style-name="T55">1.</text:span><text:span text:style-name="T66">β</text:span><text:span text:style-name="T55">.3 </text:span><text:span text:style-name="T66">Εμφανίζεται το δωμάτιο χωρίς καμία αλλαγή</text:span></text:p>
      <text:h text:style-name="P31" text:outline-level="2"><text:span text:style-name="T51">ΕΝΑΛΛΑΚΤΙΚΗ ΡΟΗ </text:span><text:span text:style-name="T61">3</text:span>: </text:h>
      <text:p text:style-name="P17"><text:span text:style-name="T3">1.</text:span><text:span text:style-name="T7">γ</text:span><text:span text:style-name="T2">.1 </text:span><text:span text:style-name="T15"><text:tab/></text:span><text:span text:style-name="T22">Ο χρήστης επιλέγει ένα αντικείμενο που θέλει να αφαιρέσει και το σέρνει στον κάδο</text:span></text:p>
      <text:p text:style-name="P8"><text:span text:style-name="T54">1.</text:span><text:span text:style-name="T52">γ</text:span><text:span text:style-name="T54">.2. </text:span><text:span text:style-name="T52">Συνεχιζουμε με το βήμα 2 της βασικής ροής</text:span></text:p>
      <text:h text:style-name="P31" text:outline-level="2"><text:span text:style-name="T51">ΕΝΑΛΛΑΚΤΙΚΗ ΡΟΗ </text:span><text:span text:style-name="T61">4</text:span>: </text:h>
      <text:p text:style-name="P17"><text:span text:style-name="T7">3</text:span><text:span text:style-name="T3">.</text:span><text:span text:style-name="T2">α.1 </text:span><text:span text:style-name="T15"><text:tab/>Ο χρήστης δεν </text:span><text:span text:style-name="T22">θέλει να αφαιρέσει όλα τα επιλεγμένα αντικείμενα όποτε επιλέγει “άκυρο”</text:span></text:p>
      <text:p text:style-name="P8"><text:span text:style-name="T52">3</text:span><text:span text:style-name="T54">.α.2. </text:span><text:span text:style-name="T52">Ακυρώνεται η διαδικασία αφαιρεσης επίπλων και το δωμάτιο εμφανίζεται αμεταβλητο.</text:span></text:p>
      <text:p text:style-name="P47"/>
      <text:p text:style-name="P2"><text:soft-page-break/><text:span text:style-name="T42">ΠΕΡΙΠΤΩΣΗ ΧΡΗΣΗΣ 4: </text:span><text:span text:style-name="T41">Επερξεργασία </text:span><text:span text:style-name="T42">επιπλων</text:span></text:p>
      <text:h text:style-name="P39" text:outline-level="2"><text:span text:style-name="T6">ΒΑΣΙΚΗ ΡΟΗ</text:span><text:span text:style-name="T3">: </text:span></text:h>
      <text:list xml:id="list3932031051" text:style-name="L4">
        <text:list-item>
          <text:p text:style-name="P59"><text:span text:style-name="T47">Ο </text:span><text:span text:style-name="T45">χρήστης </text:span><text:span text:style-name="T50">πατάει “select” για να επιλέξει</text:span><text:span text:style-name="T45"> ένα αντικείμενο που θέλει να επεξεργαστεί </text:span></text:p>
        </text:list-item>
        <text:list-item>
          <text:p text:style-name="P71"><text:span text:style-name="T45">Κάνει κλικ στην επιλογή “edit”</text:span></text:p>
        </text:list-item>
        <text:list-item>
          <text:p text:style-name="P61">Μεταφερόμαστε σε μια νέα οθόνη όπου φαίνεται το αντικείμενο προς επερξεργασία και διαφορα πεδία για την επερξεργασία του.</text:p>
        </text:list-item>
        <text:list-item>
          <text:p text:style-name="P59"><text:span text:style-name="T45">Ο χρήστης επεξεργαζεται τα πεδία (υψος, πλάτος ,μήκος ,χρώμα) </text:span><text:span text:style-name="T48">που θέλει </text:span><text:span text:style-name="T45">και φαίνονται αυτόματα οι αλλαγές που κάνει στο επιπλο στην οθόνη</text:span></text:p>
        </text:list-item>
        <text:list-item>
          <text:p text:style-name="P60"><text:span text:style-name="T49">Αφου </text:span><text:span text:style-name="T45">είναι ευχαριστημένος με το αποτέλεσμα επιλέγει “αποθήκευση” </text:span></text:p>
        </text:list-item>
        <text:list-item>
          <text:p text:style-name="P60"><text:span text:style-name="T49">Ε</text:span><text:span text:style-name="T45">πιστρέφεται στον χώρο του δωματίου </text:span><text:span text:style-name="T48">με το επερξεργασμένο έπιπλό</text:span></text:p>
        </text:list-item>
      </text:list>
      <text:h text:style-name="P32" text:outline-level="2"><text:span text:style-name="T51">ΕΝΑΛΛΑΚΤΙΚΗ ΡΟΗ 1</text:span>: <text:s/></text:h>
      <text:p text:style-name="P18"><text:span text:style-name="T8">3</text:span><text:span text:style-name="T3">.</text:span><text:span text:style-name="T2">α.1 </text:span><text:span text:style-name="T15"><text:tab/></text:span><text:span text:style-name="T23">Ο χρήστης πατάει το κουμπί ”←” για να επιστεψει πίσω καθώς πατησε καταλάθως το “edit”</text:span></text:p>
      <text:p text:style-name="P5"><text:span text:style-name="T56">3</text:span><text:span text:style-name="T54">.α.2. </text:span><text:span text:style-name="T56">Επιστεφεται στον αμεταβλητο χώρο δωματίου </text:span><text:span text:style-name="T57">(χωρις προειδοποιητικό μύνημα αφού δεν έχει επερξεργαστεί κανένα πεδίο)</text:span></text:p>
      <text:h text:style-name="P33" text:outline-level="2"><text:span text:style-name="T51">ΕΝΑΛΛΑΚΤΙΚΗ ΡΟΗ </text:span><text:span text:style-name="T62">2</text:span>: <text:s/></text:h>
      <text:p text:style-name="P19"><text:span text:style-name="T8">4</text:span><text:span text:style-name="T3">.</text:span><text:span text:style-name="T2">α.1 </text:span><text:span text:style-name="T15"><text:tab/></text:span><text:span text:style-name="T23">Ο χρήστης πατάει το κουμπί ”←” για να επιστεψει πίσω χωρίς να έχει γίνει η αποθήκευση των αλλάγών του.</text:span></text:p>
      <text:p text:style-name="P6"><text:span text:style-name="T56">4</text:span><text:span text:style-name="T54">.α.2. </text:span><text:span text:style-name="T56">Εμφανίζεται ένα μυνημα για το εαν θέλει να αποθηκευσει της αλλαγές.</text:span></text:p>
      <text:p text:style-name="P9"><text:span text:style-name="T56">4.</text:span><text:span text:style-name="T52">α.3 <text:s/></text:span><text:span text:style-name="T57">συνεχίζει το 4 κανονικά</text:span></text:p>
      <text:h text:style-name="P34" text:outline-level="2"><text:span text:style-name="T51">ΕΝΑΛΛΑΚΤΙΚΗ ΡΟΗ </text:span><text:span text:style-name="T63">3</text:span>: <text:s/></text:h>
      <text:p text:style-name="P20"><text:span text:style-name="T8"><text:s/>4</text:span><text:span text:style-name="T3">.</text:span><text:span text:style-name="T9">β</text:span><text:span text:style-name="T2">.1 </text:span><text:span text:style-name="T15"><text:tab/></text:span><text:span text:style-name="T23">Ο χρήστης πατάει το κουμπί ”←” για να επιστεψει πίσω χωρίς να έχει γίνει η αποθήκευση των αλλάγών του.</text:span></text:p>
      <text:p text:style-name="P7"><text:span text:style-name="T56">4</text:span><text:span text:style-name="T54">.</text:span><text:span text:style-name="T57">β</text:span><text:span text:style-name="T54">.2. </text:span><text:span text:style-name="T56">Εμφανίζεται ένα μυνημα για το εαν θέλει να αποθηκευσει της αλλαγές.</text:span></text:p>
      <text:p text:style-name="P10"><text:span text:style-name="T56">4.</text:span><text:span text:style-name="T57">β</text:span><text:span text:style-name="T52">.3 </text:span><text:span text:style-name="T57">Ο χρήστης θέλει να συνεχίσει να επεξεργαζεται το επιπλό του , οπότε επιλέγει “cancel”</text:span></text:p>
      <text:p text:style-name="P52">4.b.4 Συνιχιζουμε από το βήμα 3</text:p>
      <text:h text:style-name="P34" text:outline-level="2"><text:span text:style-name="T51">ΕΝΑΛΛΑΚΤΙΚΗ ΡΟΗ </text:span><text:span text:style-name="T63">4</text:span>: <text:s/></text:h>
      <text:p text:style-name="P20"><text:span text:style-name="T8">4</text:span><text:span text:style-name="T3">.</text:span><text:span text:style-name="T9">γ</text:span><text:span text:style-name="T2">.1 </text:span><text:span text:style-name="T15"><text:tab/></text:span><text:span text:style-name="T23">Ο χρήστης πατάει το κουμπί ”←” για να επιστεψει πίσω χωρίς να έχει γίνει η αποθήκευση των αλλάγών του.</text:span></text:p>
      <text:p text:style-name="P7"><text:span text:style-name="T56">4</text:span><text:span text:style-name="T54">.</text:span><text:span text:style-name="T57">γ</text:span><text:span text:style-name="T54">.2. </text:span><text:span text:style-name="T56">Εμφανίζεται ένα μυνημα για το εαν θέλει να αποθηκευσει της αλλαγές.</text:span></text:p>
      <text:p text:style-name="P10"><text:span text:style-name="T56">4.</text:span><text:span text:style-name="T57">γ</text:span><text:span text:style-name="T52">.3 </text:span><text:span text:style-name="T57">Ο χρήστης δεν θέλει να αποθηκευσει της αλλαγές του οπότε επιλέγει το “discard changes”</text:span></text:p>
      <text:p text:style-name="P52"><text:soft-page-break/>4.γ.4 Ο χρήστης επιστρέφεται στην οθόνη επερξεργασίας δωματίου χωρίς να έχουν γίνει αλλαγές στο έπιπλο</text:p>
      <text:h text:style-name="P34" text:outline-level="2"><text:span text:style-name="T51">ΕΝΑΛΛΑΚΤΙΚΗ ΡΟΗ </text:span><text:span text:style-name="T63">5</text:span>: <text:s/></text:h>
      <text:p text:style-name="P20"><text:span text:style-name="T8">4</text:span><text:span text:style-name="T3">.</text:span><text:span text:style-name="T9">δ</text:span><text:span text:style-name="T2">.1 </text:span><text:span text:style-name="T15"><text:tab/></text:span><text:span text:style-name="T23">Ο χρήστης </text:span><text:span text:style-name="T24">δεν είναι σίγουρος για τις αλλαγές του οπότε πατάει το πλήκτρο “discard changes”</text:span></text:p>
      <text:p text:style-name="P72"><text:span text:style-name="T15">4.δ.2 Εμφανίζεται ένα μύνημα επιβεβαίωσης? (αν ναι έχουμε αλλες δύο εναλλακτικές εδω)</text:span></text:p>
      <text:p text:style-name="P52"><text:s/></text:p>
      <text:p text:style-name="P3"><text:span text:style-name="T42">ΠΕΡΙΠΤΩΣΗ ΧΡΗΣΗΣ </text:span><text:span text:style-name="T43">5</text:span><text:span text:style-name="T42">: </text:span><text:span text:style-name="T43">Τυχαία τοποθέτηση επίπλων</text:span></text:p>
      <text:p text:style-name="P11"><text:span text:style-name="T43">α</text:span><text:span text:style-name="T40">υτό θα πάρει πολύυυ αστο για αυριο</text:span></text:p>
      <text:p text:style-name="P3"><text:span text:style-name="T43">ΠΕΡΙΠΤΩΣΗ ΧΡΗΣΗΣ 1: </text:span><text:span text:style-name="T41">Επερξεργασία </text:span><text:span text:style-name="T43">τοίχων, πατώματος και ταβανιού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2:05:54.867899001</meta:creation-date>
    <dc:date>2023-03-27T01:02:53.493986928</dc:date>
    <meta:editing-duration>PT15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99" meta:word-count="991" meta:character-count="6101" meta:non-whitespace-character-count="5164"/>
  </office:meta>
</office:document-meta>
</file>